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6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/>
    </number:time-style>
    <number:date-style style:name="N129">
      <number:day/>
      <number:text>/</number:text>
      <number:month/>
      <number:text>/</number:text>
      <number:year number:style="long"/>
    </number:date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/</number:text>
      <number:month number:textual="true"/>
      <number:text>/</number:text>
      <number:year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21">
      <number:day/>
      <number:text>/</number:text>
      <number:month number:textual="true"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month number:textual="true"/>
      <number:text>/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lt;=1.7976931348623157E+308" style:apply-style-name="N116P0"/>
    </number:text-style>
    <number:time-style style:name="N115">
      <number:hours/>
      <number:text>:</number:text>
      <number:minute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22:47:02.276117213</dc:date>
    <meta:editing-cycles>15</meta:editing-cycles>
    <meta:editing-duration>PT1H21M1S</meta:editing-duration>
    <meta:generator>LibreOffice/7.3.7.2$Linux_X86_64 LibreOffice_project/30$Build-2</meta:generator>
    <meta:document-statistic meta:table-count="2" meta:cell-count="142" meta:object-count="0"/>
    <meta:user-defined meta:name="AppVersion">15.0000</meta:user-defined>
  </office:meta>
</office:document-meta>
</file>